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1"/>Further reading<text:bookmark-end text:name="further-reading-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2"/>Further reading<text:bookmark-end text:name="further-reading-2"/></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for zip extracting)</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W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1"/>Technical Box<text:bookmark-end text:name="technical-box-1"/></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14:10:45Z</meta:creation-date>
    <dc:date>2020-02-25T14:10:45Z</dc:date>
  </office:meta>
</office:document-meta>
</file>